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Sans" svg:font-family="'Fira Sans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51515" style:font-name="Fira San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microsoft.com/en-us/software-download/windows10" office:target-frame-name="_blank" xlink:show="new" text:style-name="Internet_20_link" text:visited-style-name="Visited_20_Internet_20_Link">https://www.microsoft.com/en-us/software-download/windows10</text:a> </text:p>
      <text:p text:style-name="P1"><text:span text:style-name="T1">88T30959XK486771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Sans" svg:font-family="'Fira Sans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10:27:16.74</meta:creation-date>
    <meta:document-statistic meta:table-count="0" meta:image-count="0" meta:object-count="0" meta:page-count="1" meta:paragraph-count="2" meta:word-count="2" meta:character-count="78"/>
    <dc:date>2021-11-04T10:27:50.46</dc:date>
    <meta:editing-duration>PT36S</meta:editing-duration>
    <meta:editing-cycles>1</meta:editing-cycles>
    <meta:generator>OpenOffice/4.1.11$Win32 OpenOffice.org_project/4111m1$Build-9808</meta:generator>
  </office:meta>
</office:document-meta>
</file>